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8.1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148.45pt"/>
    </style:style>
    <style:style style:name="co7" style:family="table-column">
      <style:table-column-properties fo:break-before="auto" style:column-width="128.35pt"/>
    </style:style>
    <style:style style:name="co8" style:family="table-column">
      <style:table-column-properties fo:break-before="auto" style:column-width="132.2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Keyword Stats 2019-03-03 at 12_42_5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Keyword Stats 2019-03-03 at 12_42_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ruary 1, 2018 - January 31,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Min search volume</text:p>
          </table:table-cell>
          <table:table-cell office:value-type="string" calcext:value-type="string">
            <text:p>Max search volume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</table:table-row>
        <table:table-row table:style-name="ro1">
          <table:table-cell office:value-type="string" calcext:value-type="string">
            <text:p>magazin web ne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 sau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tarea automata a unui cuvant in cadrul unei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x programator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eaza ofert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azinweb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site uri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ucuresti web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urest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fic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bucurest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.7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site nou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 es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site in constructi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tegii de promov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optimizare site googl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20.06" calcext:value-type="float">
            <text:p>20.06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string" calcext:value-type="string">
            <text:p>ce este u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.5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creeaza email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 inseamna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ti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ce inseamna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0.57" calcext:value-type="float">
            <text:p>0.5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ieft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modalitati de promov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realizare magazin virtual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a unei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.0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optimizare intern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 inseamna pagina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.5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optimizare googl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float" office:value="4.07" calcext:value-type="float">
            <text:p>4.07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string" calcext:value-type="string">
            <text:p>design bucur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ator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0.53" calcext:value-type="float">
            <text:p>0.53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optimizare sit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2.79" calcext:value-type="float">
            <text:p>2.79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magazin iefti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0.39" calcext:value-type="float">
            <text:p>0.3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webcam romani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myfree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0.83" calcext:value-type="float">
            <text:p>0.83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programar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0.51" calcext:value-type="float">
            <text:p>0.5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optimizare 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2.57" calcext:value-type="float">
            <text:p>2.57</text:p>
          </table:table-cell>
          <table:table-cell office:value-type="float" office:value="20.06" calcext:value-type="float">
            <text:p>20.06</text:p>
          </table:table-cell>
        </table:table-row>
        <table:table-row table:style-name="ro1">
          <table:table-cell office:value-type="string" calcext:value-type="string">
            <text:p>director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0.58" calcext:value-type="float">
            <text:p>0.58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lista directoare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5.08" calcext:value-type="float">
            <text:p>5.08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string" calcext:value-type="string">
            <text:p>web design pit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float" office:value="1.15" calcext:value-type="float">
            <text:p>1.15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string" calcext:value-type="string">
            <text:p>ce este o pagina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float" office:value="0.52" calcext:value-type="float">
            <text:p>0.52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ce este pagina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float" office:value="0.55" calcext:value-type="float">
            <text:p>0.55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web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site reduceri electronic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zare site prezent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design ias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2.1" calcext:value-type="float">
            <text:p>2.1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creare site de prezentare bucur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3.16" calcext:value-type="float">
            <text:p>3.16</text:p>
          </table:table-cell>
          <table:table-cell office:value-type="float" office:value="9.77" calcext:value-type="float">
            <text:p>9.77</text:p>
          </table:table-cell>
        </table:table-row>
        <table:table-row table:style-name="ro1">
          <table:table-cell office:value-type="string" calcext:value-type="string">
            <text:p>promovare blog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0.61" calcext:value-type="float">
            <text:p>0.61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despre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1.32" calcext:value-type="float">
            <text:p>1.32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redesig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1.02" calcext:value-type="float">
            <text:p>1.02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inscriere in directoar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design constant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float" office:value="2.09" calcext:value-type="float">
            <text:p>2.09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promov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string" calcext:value-type="string">
            <text:p>servicii optimiz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.1</text:p>
          </table:table-cell>
          <table:table-cell office:value-type="float" office:value="20.48" calcext:value-type="float">
            <text:p>20.48</text:p>
          </table:table-cell>
        </table:table-row>
        <table:table-row table:style-name="ro1">
          <table:table-cell office:value-type="string" calcext:value-type="string">
            <text:p>pagina web html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86" calcext:value-type="float">
            <text:p>0.86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programator bio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59" calcext:value-type="float">
            <text:p>0.59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inscriere directo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 web definiti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53" calcext:value-type="float">
            <text:p>0.5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administrare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1.22" calcext:value-type="float">
            <text:p>1.2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programator pic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0.13" calcext:value-type="float">
            <text:p>0.1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optimizare seo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3.83" calcext:value-type="float">
            <text:p>3.83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preturi web desig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2.05" calcext:value-type="float">
            <text:p>2.05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firma web design ias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3.99" calcext:value-type="float">
            <text:p>3.99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string" calcext:value-type="string">
            <text:p>ce este un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site uri ieft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0.53" calcext:value-type="float">
            <text:p>0.53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ce este un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0.66" calcext:value-type="float">
            <text:p>0.66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site comparare pretu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0.41" calcext:value-type="float">
            <text:p>0.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l mai iefti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optimizare site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float" office:value="5.49" calcext:value-type="float">
            <text:p>5.49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string" calcext:value-type="string">
            <text:p>inscriere in directo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float" office:value="2.46" calcext:value-type="float">
            <text:p>2.4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crearea unui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icatii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1.04" calcext:value-type="float">
            <text:p>1.04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site comparatie pretu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0.48" calcext:value-type="float">
            <text:p>0.48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creare site romani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2.28" calcext:value-type="float">
            <text:p>2.28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string" calcext:value-type="string">
            <text:p>programator eprom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13" calcext:value-type="float">
            <text:p>0.1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crearea paginilor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1.42" calcext:value-type="float">
            <text:p>1.42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web design brasov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2.25" calcext:value-type="float">
            <text:p>2.25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administrar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ptimizar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1.68" calcext:value-type="float">
            <text:p>1.6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creare site ploi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5.06" calcext:value-type="float">
            <text:p>5.06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ce inseamna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design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1.06" calcext:value-type="float">
            <text:p>1.06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string" calcext:value-type="string">
            <text:p>promovare site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5.47" calcext:value-type="float">
            <text:p>5.47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string" calcext:value-type="string">
            <text:p>servicii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float" office:value="1.21" calcext:value-type="float">
            <text:p>1.21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servicii seo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float" office:value="5.88" calcext:value-type="float">
            <text:p>5.88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creare site prezent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float" office:value="3.04" calcext:value-type="float">
            <text:p>3.04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realizare site ias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office:value-type="float" office:value="3.07" calcext:value-type="float">
            <text:p>3.07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string" calcext:value-type="string">
            <text:p>site ofer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float" office:value="0.09" calcext:value-type="float">
            <text:p>0.09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web design piatra neam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uga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azine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design targovis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1.61" calcext:value-type="float">
            <text:p>1.6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cumpar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optimizare seo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3.94" calcext:value-type="float">
            <text:p>3.94</text:p>
          </table:table-cell>
          <table:table-cell office:value-type="float" office:value="20.27" calcext:value-type="float">
            <text:p>20.27</text:p>
          </table:table-cell>
        </table:table-row>
        <table:table-row table:style-name="ro1">
          <table:table-cell office:value-type="string" calcext:value-type="string">
            <text:p>site produse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47" calcext:value-type="float">
            <text:p>0.4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creare site constant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3.17" calcext:value-type="float">
            <text:p>3.17</text:p>
          </table:table-cell>
          <table:table-cell office:value-type="float" office:value="15.33" calcext:value-type="float">
            <text:p>15.33</text:p>
          </table:table-cell>
        </table:table-row>
        <table:table-row table:style-name="ro1">
          <table:table-cell office:value-type="string" calcext:value-type="string">
            <text:p>vand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float" office:value="0.88" calcext:value-type="float">
            <text:p>0.88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programator bek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o bucurest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2.6" calcext:value-type="float">
            <text:p>2.6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string" calcext:value-type="string">
            <text:p>servicii web design bucur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3.66" calcext:value-type="float">
            <text:p>3.66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string" calcext:value-type="string">
            <text:p>promovarea serviciilor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1.04" calcext:value-type="float">
            <text:p>1.04</text:p>
          </table:table-cell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string" calcext:value-type="string">
            <text:p>creare site de prezent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4.02" calcext:value-type="float">
            <text:p>4.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ptimizare seo pre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3.76" calcext:value-type="float">
            <text:p>3.76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string" calcext:value-type="string">
            <text:p>programator eeprom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0.17" calcext:value-type="float">
            <text:p>0.17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administrare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1.11" calcext:value-type="float">
            <text:p>1.11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vreau sa fac u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0.83" calcext:value-type="float">
            <text:p>0.8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seo cluj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3.11" calcext:value-type="float">
            <text:p>3.11</text:p>
          </table:table-cell>
          <table:table-cell office:value-type="float" office:value="20.42" calcext:value-type="float">
            <text:p>20.42</text:p>
          </table:table-cell>
        </table:table-row>
        <table:table-row table:style-name="ro1">
          <table:table-cell office:value-type="string" calcext:value-type="string">
            <text:p>web design sucea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2.04" calcext:value-type="float">
            <text:p>2.04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magazin online cluj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0.76" calcext:value-type="float">
            <text:p>0.76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creare html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float" office:value="0.96" calcext:value-type="float">
            <text:p>0.96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site firm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intretine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float" office:value="0.86" calcext:value-type="float">
            <text:p>0.8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creeaza blog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float" office:value="1.63" calcext:value-type="float">
            <text:p>1.63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web design salari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float" office:value="1.08" calcext:value-type="float">
            <text:p>1.08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promovare seo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4.09" calcext:value-type="float">
            <text:p>4.09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servicii cre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3.72" calcext:value-type="float">
            <text:p>3.72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programator eeprom us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.38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servicii optimizare seo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9.97" calcext:value-type="float">
            <text:p>9.97</text:p>
          </table:table-cell>
          <table:table-cell office:value-type="float" office:value="20.34" calcext:value-type="float">
            <text:p>20.34</text:p>
          </table:table-cell>
        </table:table-row>
        <table:table-row table:style-name="ro1">
          <table:table-cell office:value-type="string" calcext:value-type="string">
            <text:p>caut web designer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0.57" calcext:value-type="float">
            <text:p>0.57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agentie web design bucurest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3.05" calcext:value-type="float">
            <text:p>3.05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string" calcext:value-type="string">
            <text:p>ce este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1.07" calcext:value-type="float">
            <text:p>1.07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web design de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1.92" calcext:value-type="float">
            <text:p>1.92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string" calcext:value-type="string">
            <text:p>site bucur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float" office:value="1.03" calcext:value-type="float">
            <text:p>1.03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seo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1.57" calcext:value-type="float">
            <text:p>1.57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web design bacau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1.17" calcext:value-type="float">
            <text:p>1.17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creare site bucurest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4.97" calcext:value-type="float">
            <text:p>4.97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string" calcext:value-type="string">
            <text:p>publicitate pe intern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72" calcext:value-type="float">
            <text:p>0.72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carti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0.99" calcext:value-type="float">
            <text:p>0.99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float" office:value="0.53" calcext:value-type="float">
            <text:p>0.53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realizare site de prezent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float" office:value="4.05" calcext:value-type="float">
            <text:p>4.05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string" calcext:value-type="string">
            <text:p>optimizare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float" office:value="2.29" calcext:value-type="float">
            <text:p>2.29</text:p>
          </table:table-cell>
          <table:table-cell office:value-type="float" office:value="20.27" calcext:value-type="float">
            <text:p>20.27</text:p>
          </table:table-cell>
        </table:table-row>
        <table:table-row table:style-name="ro1">
          <table:table-cell office:value-type="string" calcext:value-type="string">
            <text:p>modificar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float" office:value="0.53" calcext:value-type="float">
            <text:p>0.53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site reduceri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.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aplicatii intern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float" office:value="0.48" calcext:value-type="float">
            <text:p>0.4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programator avr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0.52" calcext:value-type="float">
            <text:p>0.52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programare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.9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optimizare seo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6.08" calcext:value-type="float">
            <text:p>6.08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web design alba iuli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1.02" calcext:value-type="float">
            <text:p>1.02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web design arad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.8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optimizar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1.69" calcext:value-type="float">
            <text:p>1.69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string" calcext:value-type="string">
            <text:p>vreau u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1.1" calcext:value-type="float">
            <text:p>1.1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site ul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0.45" calcext:value-type="float">
            <text:p>0.4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site masini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float" office:value="0.04" calcext:value-type="float">
            <text:p>0.0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vand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 china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magazin online pre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7.25" calcext:value-type="float">
            <text:p>7.25</text:p>
          </table:table-cell>
          <table:table-cell office:value-type="float" office:value="16.55" calcext:value-type="float">
            <text:p>16.55</text:p>
          </table:table-cell>
        </table:table-row>
        <table:table-row table:style-name="ro1">
          <table:table-cell office:value-type="string" calcext:value-type="string">
            <text:p>web design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2.14" calcext:value-type="float">
            <text:p>2.14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administrar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1.08" calcext:value-type="float">
            <text:p>1.08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web design sibiu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1.14" calcext:value-type="float">
            <text:p>1.14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creare site iefti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optimizare seo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8.07" calcext:value-type="float">
            <text:p>8.07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string" calcext:value-type="string">
            <text:p>preturi seo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2.04" calcext:value-type="float">
            <text:p>2.04</text:p>
          </table:table-cell>
          <table:table-cell office:value-type="float" office:value="20.39" calcext:value-type="float">
            <text:p>20.39</text:p>
          </table:table-cell>
        </table:table-row>
        <table:table-row table:style-name="ro1">
          <table:table-cell office:value-type="string" calcext:value-type="string">
            <text:p>creare site ias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string" calcext:value-type="string">
            <text:p>dezvoltar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1.6" calcext:value-type="float">
            <text:p>1.6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crearea unei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1.3" calcext:value-type="float">
            <text:p>1.3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creare site profesional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2.51" calcext:value-type="float">
            <text:p>2.51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string" calcext:value-type="string">
            <text:p>promovare gratuit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0.92" calcext:value-type="float">
            <text:p>0.92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portofoliu web desig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1.08" calcext:value-type="float">
            <text:p>1.08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optimizare seo gratuit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3.06" calcext:value-type="float">
            <text:p>3.06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string" calcext:value-type="string">
            <text:p>crearea unui site html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1.33" calcext:value-type="float">
            <text:p>1.33</text:p>
          </table:table-cell>
          <table:table-cell office:value-type="float" office:value="6.46" calcext:value-type="float">
            <text:p>6.46</text:p>
          </table:table-cell>
        </table:table-row>
        <table:table-row table:style-name="ro1">
          <table:table-cell office:value-type="string" calcext:value-type="string">
            <text:p>reclama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1.01" calcext:value-type="float">
            <text:p>1.01</text:p>
          </table:table-cell>
          <table:table-cell office:value-type="float" office:value="206.55" calcext:value-type="float">
            <text:p>206.55</text:p>
          </table:table-cell>
        </table:table-row>
        <table:table-row table:style-name="ro1">
          <table:table-cell office:value-type="string" calcext:value-type="string">
            <text:p>pagina web personal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float" office:value="1.01" calcext:value-type="float">
            <text:p>1.0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magazine online electronic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agazin online ias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.6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firma cre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3.16" calcext:value-type="float">
            <text:p>3.16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curse avio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0.12" calcext:value-type="float">
            <text:p>0.1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creare site cluj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4.67" calcext:value-type="float">
            <text:p>4.67</text:p>
          </table:table-cell>
          <table:table-cell office:value-type="float" office:value="15.32" calcext:value-type="float">
            <text:p>15.32</text:p>
          </table:table-cell>
        </table:table-row>
        <table:table-row table:style-name="ro1">
          <table:table-cell office:value-type="string" calcext:value-type="string">
            <text:p>magazin ieft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float" office:value="0.39" calcext:value-type="float">
            <text:p>0.39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constructie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1.04" calcext:value-type="float">
            <text:p>1.04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zboruri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0.39" calcext:value-type="float">
            <text:p>0.39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site onl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0.86" calcext:value-type="float">
            <text:p>0.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rma seo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4.08" calcext:value-type="float">
            <text:p>4.08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string" calcext:value-type="string">
            <text:p>promovare anuntu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promovare web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float" office:value="5.13" calcext:value-type="float">
            <text:p>5.13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string" calcext:value-type="string">
            <text:p>web design baia m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float" office:value="1.08" calcext:value-type="float">
            <text:p>1.08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magazin online fre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float" office:value="1.15" calcext:value-type="float">
            <text:p>1.1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administrare 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float" office:value="1.25" calcext:value-type="float">
            <text:p>1.2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servicii de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float" office:value="1.89" calcext:value-type="float">
            <text:p>1.89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cat costa un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float" office:value="1.07" calcext:value-type="float">
            <text:p>1.07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articole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float" office:value="2.69" calcext:value-type="float">
            <text:p>2.69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consultanta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float" office:value="3.95" calcext:value-type="float">
            <text:p>3.95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string" calcext:value-type="string">
            <text:p>web design targu mure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float" office:value="1.06" calcext:value-type="float">
            <text:p>1.06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creare website craio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pre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float" office:value="1.96" calcext:value-type="float">
            <text:p>1.96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gazduir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float" office:value="2.71" calcext:value-type="float">
            <text:p>2.71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string" calcext:value-type="string">
            <text:p>creare site sucea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float" office:value="3.29" calcext:value-type="float">
            <text:p>3.29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web design car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float" office:value="0.96" calcext:value-type="float">
            <text:p>0.96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agentie web desig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.5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string" calcext:value-type="string">
            <text:p>web design galat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.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web design brail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float" office:value="1.15" calcext:value-type="float">
            <text:p>1.15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dezvolt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2.02" calcext:value-type="float">
            <text:p>2.02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web design seo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2.33" calcext:value-type="float">
            <text:p>2.33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string" calcext:value-type="string">
            <text:p>optimizar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3.05" calcext:value-type="float">
            <text:p>3.05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string" calcext:value-type="string">
            <text:p>web designer bucur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1.46" calcext:value-type="float">
            <text:p>1.46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inregistr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2.01" calcext:value-type="float">
            <text:p>2.01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string" calcext:value-type="string">
            <text:p>site maker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1.08" calcext:value-type="float">
            <text:p>1.08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string" calcext:value-type="string">
            <text:p>cat costa un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1.13" calcext:value-type="float">
            <text:p>1.13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cat costa sa faci u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.7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cat costa o pagina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0.88" calcext:value-type="float">
            <text:p>0.88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site constructi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float" office:value="0.46" calcext:value-type="float">
            <text:p>0.46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creare site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3.95" calcext:value-type="float">
            <text:p>3.95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cat costa crearea unui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2.02" calcext:value-type="float">
            <text:p>2.02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string" calcext:value-type="string">
            <text:p>pret optimizare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3.86" calcext:value-type="float">
            <text:p>3.86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string" calcext:value-type="string">
            <text:p>firma web design bucurest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3.93" calcext:value-type="float">
            <text:p>3.9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web developer bucur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0.79" calcext:value-type="float">
            <text:p>0.79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produse ieft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float" office:value="0.15" calcext:value-type="float">
            <text:p>0.1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web design orade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float" office:value="1.17" calcext:value-type="float">
            <text:p>1.17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site de vanzar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float" office:value="1.11" calcext:value-type="float">
            <text:p>1.11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site electronice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sit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3.28" calcext:value-type="float">
            <text:p>3.28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string" calcext:value-type="string">
            <text:p>creare magazin onlin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8.44" calcext:value-type="float">
            <text:p>8.44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string" calcext:value-type="string">
            <text:p>promovar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3.08" calcext:value-type="float">
            <text:p>3.08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string" calcext:value-type="string">
            <text:p>seo romani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1.4" calcext:value-type="float">
            <text:p>1.4</text:p>
          </table:table-cell>
          <table:table-cell office:value-type="float" office:value="20.28" calcext:value-type="float">
            <text:p>20.28</text:p>
          </table:table-cell>
        </table:table-row>
        <table:table-row table:style-name="ro1">
          <table:table-cell office:value-type="string" calcext:value-type="string">
            <text:p>mentenanta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1.01" calcext:value-type="float">
            <text:p>1.01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creare site brasov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3.72" calcext:value-type="float">
            <text:p>3.72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string" calcext:value-type="string">
            <text:p>creare site web cluj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4.69" calcext:value-type="float">
            <text:p>4.69</text:p>
          </table:table-cell>
          <table:table-cell office:value-type="float" office:value="14.47" calcext:value-type="float">
            <text:p>14.47</text:p>
          </table:table-cell>
        </table:table-row>
        <table:table-row table:style-name="ro1">
          <table:table-cell office:value-type="string" calcext:value-type="string">
            <text:p>cel mai ieftin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0.38" calcext:value-type="float">
            <text:p>0.3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cumpar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0.47" calcext:value-type="float">
            <text:p>0.47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bilete avion</text:p>
          </table:table-cell>
          <table:table-cell office:value-type="string" calcext:value-type="string">
            <text:p>RO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.6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realizarea unei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float" office:value="1.54" calcext:value-type="float">
            <text:p>1.54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realizare web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2.52" calcext:value-type="float">
            <text:p>2.52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realizare sit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.8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string" calcext:value-type="string">
            <text:p>designer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0.83" calcext:value-type="float">
            <text:p>0.83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gazdui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2.01" calcext:value-type="float">
            <text:p>2.01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string" calcext:value-type="string">
            <text:p>web design timisoar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3.68" calcext:value-type="float">
            <text:p>3.68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string" calcext:value-type="string">
            <text:p>cat costa un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ovare firm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.09" calcext:value-type="float">
            <text:p>1.09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site de prezentar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1.92" calcext:value-type="float">
            <text:p>1.92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creaza u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1.29" calcext:value-type="float">
            <text:p>1.29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pret cre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2.24" calcext:value-type="float">
            <text:p>2.24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string" calcext:value-type="string">
            <text:p>creeaza un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1.3" calcext:value-type="float">
            <text:p>1.3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web design bucurest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2.63" calcext:value-type="float">
            <text:p>2.63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site vanzar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.8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web design ploi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1.99" calcext:value-type="float">
            <text:p>1.99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pret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1.16" calcext:value-type="float">
            <text:p>1.16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seo pretu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1.88" calcext:value-type="float">
            <text:p>1.88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string" calcext:value-type="string">
            <text:p>seo promov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2.15" calcext:value-type="float">
            <text:p>2.15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string" calcext:value-type="string">
            <text:p>reclame gratu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float" office:value="0.89" calcext:value-type="float">
            <text:p>0.89</text:p>
          </table:table-cell>
          <table:table-cell office:value-type="float" office:value="302.44" calcext:value-type="float">
            <text:p>302.44</text:p>
          </table:table-cell>
        </table:table-row>
        <table:table-row table:style-name="ro1">
          <table:table-cell office:value-type="string" calcext:value-type="string">
            <text:p>bilete ieftin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float" office:value="0.48" calcext:value-type="float">
            <text:p>0.48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firme seo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float" office:value="4.09" calcext:value-type="float">
            <text:p>4.09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site web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float" office:value="1.04" calcext:value-type="float">
            <text:p>1.04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web design cluj napoc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float" office:value="2.2" calcext:value-type="float">
            <text:p>2.2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string" calcext:value-type="string">
            <text:p>cat costa un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float" office:value="1.33" calcext:value-type="float">
            <text:p>1.3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site web gratui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1.17" calcext:value-type="float">
            <text:p>1.17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zboruri low cos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0.42" calcext:value-type="float">
            <text:p>0.42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creaza sit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1.04" calcext:value-type="float">
            <text:p>1.04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creare site web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4.33" calcext:value-type="float">
            <text:p>4.33</text:p>
          </table:table-cell>
          <table:table-cell office:value-type="float" office:value="18.98" calcext:value-type="float">
            <text:p>18.98</text:p>
          </table:table-cell>
        </table:table-row>
        <table:table-row table:style-name="ro1">
          <table:table-cell office:value-type="string" calcext:value-type="string">
            <text:p>creare site anuntu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2.1" calcext:value-type="float">
            <text:p>2.1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oferte avio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0.19" calcext:value-type="float">
            <text:p>0.1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website de prezent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1.45" calcext:value-type="float">
            <text:p>1.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b design romani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1.71" calcext:value-type="float">
            <text:p>1.71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seo optimiz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3.05" calcext:value-type="float">
            <text:p>3.05</text:p>
          </table:table-cell>
          <table:table-cell office:value-type="float" office:value="20.17" calcext:value-type="float">
            <text:p>20.17</text:p>
          </table:table-cell>
        </table:table-row>
        <table:table-row table:style-name="ro1">
          <table:table-cell office:value-type="string" calcext:value-type="string">
            <text:p>creare site craio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5.21" calcext:value-type="float">
            <text:p>5.21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site telefoane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float" office:value="0.26" calcext:value-type="float">
            <text:p>0.2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cursuri web desig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1.03" calcext:value-type="float">
            <text:p>1.03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realizare site brasov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3.82" calcext:value-type="float">
            <text:p>3.82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string" calcext:value-type="string">
            <text:p>firma web design craio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4.98" calcext:value-type="float">
            <text:p>4.98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creare site web tutorial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2.04" calcext:value-type="float">
            <text:p>2.0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fac site u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float" office:value="1.16" calcext:value-type="float">
            <text:p>1.16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crearea unui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1.5" calcext:value-type="float">
            <text:p>1.5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string" calcext:value-type="string">
            <text:p>creare blog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1.54" calcext:value-type="float">
            <text:p>1.54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crearea unui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1.49" calcext:value-type="float">
            <text:p>1.49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firma de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3.1" calcext:value-type="float">
            <text:p>3.1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string" calcext:value-type="string">
            <text:p>web design cluj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2.54" calcext:value-type="float">
            <text:p>2.54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string" calcext:value-type="string">
            <text:p>platforma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1.09" calcext:value-type="float">
            <text:p>1.09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domeniu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1.42" calcext:value-type="float">
            <text:p>1.42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domenii web gratu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1.54" calcext:value-type="float">
            <text:p>1.54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web design satu m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0.98" calcext:value-type="float">
            <text:p>0.98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creare site ur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3.12" calcext:value-type="float">
            <text:p>3.12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string" calcext:value-type="string">
            <text:p>magazin online iefti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um</text:p>
          </table:table-cell>
          <table:table-cell office:value-type="float" office:value="67" calcext:value-type="float">
            <text:p>67</text:p>
          </table:table-cell>
          <table:table-cell office:value-type="float" office:value="0.55" calcext:value-type="float">
            <text:p>0.55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bilete low cos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0.54" calcext:value-type="float">
            <text:p>0.54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gazduire gratuit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7" calcext:value-type="float">
            <text:p>67</text:p>
          </table:table-cell>
          <table:table-cell office:value-type="float" office:value="1.16" calcext:value-type="float">
            <text:p>1.16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promovar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4.03" calcext:value-type="float">
            <text:p>4.0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web design craio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2.01" calcext:value-type="float">
            <text:p>2.01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dezvoltare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2.04" calcext:value-type="float">
            <text:p>2.04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string" calcext:value-type="string">
            <text:p>gazduir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2.54" calcext:value-type="float">
            <text:p>2.54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site vanzari divers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eare blog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1.5" calcext:value-type="float">
            <text:p>1.5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afacere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float" office:value="1.23" calcext:value-type="float">
            <text:p>1.23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string" calcext:value-type="string">
            <text:p>site iefti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float" office:value="1.01" calcext:value-type="float">
            <text:p>1.0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oferta creare site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float" office:value="3.88" calcext:value-type="float">
            <text:p>3.88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string" calcext:value-type="string">
            <text:p>cat costa un site de prezent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float" office:value="1.63" calcext:value-type="float">
            <text:p>1.6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domeniu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float" office:value="1.17" calcext:value-type="float">
            <text:p>1.17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servicii web desig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2.73" calcext:value-type="float">
            <text:p>2.73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magazin virtual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ite prezent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domeniu gratui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1.43" calcext:value-type="float">
            <text:p>1.4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pret site wordpres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1.99" calcext:value-type="float">
            <text:p>1.9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cursuri web desig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1.01" calcext:value-type="float">
            <text:p>1.0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promovare online gratuit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float" office:value="1.45" calcext:value-type="float">
            <text:p>1.4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ite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1.02" calcext:value-type="float">
            <text:p>1.02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realizare magazin onl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9.37" calcext:value-type="float">
            <text:p>9.37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 office:value-type="string" calcext:value-type="string">
            <text:p>firma web desig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3.79" calcext:value-type="float">
            <text:p>3.79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string" calcext:value-type="string">
            <text:p>zboruri ieftin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0.62" calcext:value-type="float">
            <text:p>0.62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oferte bilete avio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0.16" calcext:value-type="float">
            <text:p>0.1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bilete avion ieftine</text:p>
          </table:table-cell>
          <table:table-cell office:value-type="string" calcext:value-type="string">
            <text:p>RON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0.57" calcext:value-type="float">
            <text:p>0.57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pret magazin onl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3.81" calcext:value-type="float">
            <text:p>3.81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string" calcext:value-type="string">
            <text:p>web design curs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0.96" calcext:value-type="float">
            <text:p>0.96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site uri gratu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1.17" calcext:value-type="float">
            <text:p>1.17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creare site gratui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1.63" calcext:value-type="float">
            <text:p>1.63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site fre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0.63" calcext:value-type="float">
            <text:p>0.6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creare site web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2.37" calcext:value-type="float">
            <text:p>2.37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string" calcext:value-type="string">
            <text:p>crearea unui site web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0.76" calcext:value-type="float">
            <text:p>0.76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cursuri web design bucurest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magazin online de vanz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0.63" calcext:value-type="float">
            <text:p>0.6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azduire 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2.01" calcext:value-type="float">
            <text:p>2.01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firme de web design bucur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3.06" calcext:value-type="float">
            <text:p>3.06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string" calcext:value-type="string">
            <text:p>realizez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ator avr usbasp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ii promov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 gratis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2" calcext:value-type="float">
            <text:p>72</text:p>
          </table:table-cell>
          <table:table-cell office:value-type="float" office:value="1.26" calcext:value-type="float">
            <text:p>1.26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bilete ieftine de avion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igh</text:p>
          </table:table-cell>
          <table:table-cell office:value-type="float" office:value="72" calcext:value-type="float">
            <text:p>72</text:p>
          </table:table-cell>
          <table:table-cell office:value-type="float" office:value="0.57" calcext:value-type="float">
            <text:p>0.57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crearea unui sit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2" calcext:value-type="float">
            <text:p>72</text:p>
          </table:table-cell>
          <table:table-cell office:value-type="float" office:value="1.19" calcext:value-type="float">
            <text:p>1.19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zbor ieftin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2" calcext:value-type="float">
            <text:p>72</text:p>
          </table:table-cell>
          <table:table-cell office:value-type="float" office:value="0.58" calcext:value-type="float">
            <text:p>0.58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servicii promov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2" calcext:value-type="float">
            <text:p>72</text:p>
          </table:table-cell>
          <table:table-cell office:value-type="float" office:value="2.31" calcext:value-type="float">
            <text:p>2.31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string" calcext:value-type="string">
            <text:p>cursuri de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1.07" calcext:value-type="float">
            <text:p>1.07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creaza site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web design bistrit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1.14" calcext:value-type="float">
            <text:p>1.14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realizare site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float" office:value="3.75" calcext:value-type="float">
            <text:p>3.75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string" calcext:value-type="string">
            <text:p>curs web design cluj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float" office:value="0.92" calcext:value-type="float">
            <text:p>0.9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domeniu fre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float" office:value="1.41" calcext:value-type="float">
            <text:p>1.41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creare site pre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float" office:value="2.59" calcext:value-type="float">
            <text:p>2.59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bilete de avion low cos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float" office:value="0.52" calcext:value-type="float">
            <text:p>0.52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hosting gratui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create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2.4" calcext:value-type="float">
            <text:p>2.4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string" calcext:value-type="string">
            <text:p>realizare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3.83" calcext:value-type="float">
            <text:p>3.83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string" calcext:value-type="string">
            <text:p>creare sit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8.35" calcext:value-type="float">
            <text:p>8.35</text:p>
          </table:table-cell>
          <table:table-cell office:value-type="float" office:value="14.15" calcext:value-type="float">
            <text:p>14.15</text:p>
          </table:table-cell>
        </table:table-row>
        <table:table-row table:style-name="ro1">
          <table:table-cell office:value-type="string" calcext:value-type="string">
            <text:p>bilete de avion ieftine</text:p>
          </table:table-cell>
          <table:table-cell office:value-type="string" calcext:value-type="string">
            <text:p>RON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0.63" calcext:value-type="float">
            <text:p>0.6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pret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1.32" calcext:value-type="float">
            <text:p>1.3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agenti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3.72" calcext:value-type="float">
            <text:p>3.72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string" calcext:value-type="string">
            <text:p>program crear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1.99" calcext:value-type="float">
            <text:p>1.99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costuri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1.04" calcext:value-type="float">
            <text:p>1.04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string" calcext:value-type="string">
            <text:p>vreau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1.03" calcext:value-type="float">
            <text:p>1.03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site cosmetice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0.19" calcext:value-type="float">
            <text:p>0.1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oferta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7" calcext:value-type="float">
            <text:p>77</text:p>
          </table:table-cell>
          <table:table-cell office:value-type="float" office:value="2.04" calcext:value-type="float">
            <text:p>2.04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websit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7" calcext:value-type="float">
            <text:p>77</text:p>
          </table:table-cell>
          <table:table-cell office:value-type="float" office:value="1.04" calcext:value-type="float">
            <text:p>1.0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realizare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1.33" calcext:value-type="float">
            <text:p>1.33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bilete avion low cost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0.49" calcext:value-type="float">
            <text:p>0.49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gazduire web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3.34" calcext:value-type="float">
            <text:p>3.34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string" calcext:value-type="string">
            <text:p>domenii web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1.79" calcext:value-type="float">
            <text:p>1.79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creare site html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2.17" calcext:value-type="float">
            <text:p>2.17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string" calcext:value-type="string">
            <text:p>publicitate onl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2.43" calcext:value-type="float">
            <text:p>2.43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site de ha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0.27" calcext:value-type="float">
            <text:p>0.27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site vanzari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0.79" calcext:value-type="float">
            <text:p>0.79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promovare sit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1.52" calcext:value-type="float">
            <text:p>1.52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oferta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1.55" calcext:value-type="float">
            <text:p>1.55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string" calcext:value-type="string">
            <text:p>creeaza magazin onlin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float" office:value="1.34" calcext:value-type="float">
            <text:p>1.34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creaza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1.71" calcext:value-type="float">
            <text:p>1.71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creaza pagina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1.06" calcext:value-type="float">
            <text:p>1.06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string" calcext:value-type="string">
            <text:p>sit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1.04" calcext:value-type="float">
            <text:p>1.04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string" calcext:value-type="string">
            <text:p>creare site gratuit pe googl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1.54" calcext:value-type="float">
            <text:p>1.5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site rochii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azduire site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1.44" calcext:value-type="float">
            <text:p>1.44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gazduire web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1.31" calcext:value-type="float">
            <text:p>1.31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soft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float" office:value="2.05" calcext:value-type="float">
            <text:p>2.05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site gratuit cre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2.38" calcext:value-type="float">
            <text:p>2.3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websit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1.53" calcext:value-type="float">
            <text:p>1.5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site hain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0.26" calcext:value-type="float">
            <text:p>0.26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creare site web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2.19" calcext:value-type="float">
            <text:p>2.19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constructie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1" calcext:value-type="float">
            <text:p>81</text:p>
          </table:table-cell>
          <table:table-cell office:value-type="float" office:value="1.41" calcext:value-type="float">
            <text:p>1.41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promovare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1" calcext:value-type="float">
            <text:p>81</text:p>
          </table:table-cell>
          <table:table-cell office:value-type="float" office:value="5.62" calcext:value-type="float">
            <text:p>5.62</text:p>
          </table:table-cell>
          <table:table-cell office:value-type="float" office:value="20.07" calcext:value-type="float">
            <text:p>20.07</text:p>
          </table:table-cell>
        </table:table-row>
        <table:table-row table:style-name="ro1">
          <table:table-cell office:value-type="string" calcext:value-type="string">
            <text:p>promovare site googl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1" calcext:value-type="float">
            <text:p>81</text:p>
          </table:table-cell>
          <table:table-cell office:value-type="float" office:value="8.11" calcext:value-type="float">
            <text:p>8.11</text:p>
          </table:table-cell>
          <table:table-cell office:value-type="float" office:value="25.94" calcext:value-type="float">
            <text:p>25.94</text:p>
          </table:table-cell>
        </table:table-row>
        <table:table-row table:style-name="ro1">
          <table:table-cell office:value-type="string" calcext:value-type="string">
            <text:p>creare web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1" calcext:value-type="float">
            <text:p>81</text:p>
          </table:table-cell>
          <table:table-cell office:value-type="float" office:value="5.29" calcext:value-type="float">
            <text:p>5.29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site de prezentar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promovare googl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6.24" calcext:value-type="float">
            <text:p>6.24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string" calcext:value-type="string">
            <text:p>infiintar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0.83" calcext:value-type="float">
            <text:p>0.83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cele mai ieftine bilete avio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0.16" calcext:value-type="float">
            <text:p>0.1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program creare site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1.37" calcext:value-type="float">
            <text:p>1.37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web design tulce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float" office:value="1.03" calcext:value-type="float">
            <text:p>1.0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promovare onl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float" office:value="5.1" calcext:value-type="float">
            <text:p>5.1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string" calcext:value-type="string">
            <text:p>creare magazin online gratui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float" office:value="2.61" calcext:value-type="float">
            <text:p>2.61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 office:value-type="string" calcext:value-type="string">
            <text:p>creare site wordpres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float" office:value="3.81" calcext:value-type="float">
            <text:p>3.81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office:value-type="string" calcext:value-type="string">
            <text:p>magazin online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float" office:value="1.34" calcext:value-type="float">
            <text:p>1.34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magazin online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1.35" calcext:value-type="float">
            <text:p>1.35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realizare 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3.27" calcext:value-type="float">
            <text:p>3.27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string" calcext:value-type="string">
            <text:p>hosting romani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2.63" calcext:value-type="float">
            <text:p>2.63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realizarea unui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1.51" calcext:value-type="float">
            <text:p>1.51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magazin online la chei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2.92" calcext:value-type="float">
            <text:p>2.92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string" calcext:value-type="string">
            <text:p>promovare site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5.11" calcext:value-type="float">
            <text:p>5.11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creare site timisoar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5.15" calcext:value-type="float">
            <text:p>5.15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site ceasuri ieft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float" office:value="0.29" calcext:value-type="float">
            <text:p>0.2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platforma magazin onl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office:value-type="float" office:value="2.12" calcext:value-type="float">
            <text:p>2.12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string" calcext:value-type="string">
            <text:p>creare site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office:value-type="float" office:value="1.25" calcext:value-type="float">
            <text:p>1.25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magazin online gratui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office:value-type="float" office:value="0.88" calcext:value-type="float">
            <text:p>0.88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creare site web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office:value-type="float" office:value="1.63" calcext:value-type="float">
            <text:p>1.63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web design preturi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float" office:value="2.04" calcext:value-type="float">
            <text:p>2.04</text:p>
          </table:table-cell>
          <table:table-cell office:value-type="float" office:value="6.14" calcext:value-type="float">
            <text:p>6.14</text:p>
          </table:table-cell>
        </table:table-row>
        <table:table-row table:style-name="ro1">
          <table:table-cell office:value-type="string" calcext:value-type="string">
            <text:p>web design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float" office:value="1.62" calcext:value-type="float">
            <text:p>1.6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creare magazin onlin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float" office:value="6.01" calcext:value-type="float">
            <text:p>6.0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magazin online cre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float" office:value="3.79" calcext:value-type="float">
            <text:p>3.79</text:p>
          </table:table-cell>
          <table:table-cell office:value-type="float" office:value="13.31" calcext:value-type="float">
            <text:p>13.31</text:p>
          </table:table-cell>
        </table:table-row>
        <table:table-row table:style-name="ro1">
          <table:table-cell office:value-type="string" calcext:value-type="string">
            <text:p>site haine ieft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float" office:value="0.17" calcext:value-type="float">
            <text:p>0.17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gazduire gratuita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float" office:value="1.19" calcext:value-type="float">
            <text:p>1.19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pret site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7" calcext:value-type="float">
            <text:p>87</text:p>
          </table:table-cell>
          <table:table-cell office:value-type="float" office:value="2.01" calcext:value-type="float">
            <text:p>2.01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magazin on 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7" calcext:value-type="float">
            <text:p>87</text:p>
          </table:table-cell>
          <table:table-cell office:value-type="float" office:value="0.99" calcext:value-type="float">
            <text:p>0.99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cele mai ieftine bilete de avion</text:p>
          </table:table-cell>
          <table:table-cell office:value-type="string" calcext:value-type="string">
            <text:p>RO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0.39" calcext:value-type="float">
            <text:p>0.39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creare magazine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7.97" calcext:value-type="float">
            <text:p>7.97</text:p>
          </table:table-cell>
          <table:table-cell office:value-type="float" office:value="13.84" calcext:value-type="float">
            <text:p>13.84</text:p>
          </table:table-cell>
        </table:table-row>
        <table:table-row table:style-name="ro1">
          <table:table-cell office:value-type="string" calcext:value-type="string">
            <text:p>gazduire sit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3.13" calcext:value-type="float">
            <text:p>3.13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gazduire web gratuita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1.56" calcext:value-type="float">
            <text:p>1.56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promovare 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string" calcext:value-type="string">
            <text:p>creare site magazin onlin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1.25" calcext:value-type="float">
            <text:p>1.25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string" calcext:value-type="string">
            <text:p>site magazin onlin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3.59" calcext:value-type="float">
            <text:p>3.59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string" calcext:value-type="string">
            <text:p>realizare site wordpres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4.01" calcext:value-type="float">
            <text:p>4.0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web hosting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3.95" calcext:value-type="float">
            <text:p>3.95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string" calcext:value-type="string">
            <text:p>constructi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1.39" calcext:value-type="float">
            <text:p>1.3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reare site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office:value-type="string" calcext:value-type="string">
            <text:p>realizare site web pretu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3.79" calcext:value-type="float">
            <text:p>3.79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string" calcext:value-type="string">
            <text:p>site wordpress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1.97" calcext:value-type="float">
            <text:p>1.97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string" calcext:value-type="string">
            <text:p>creare website cluj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3.81" calcext:value-type="float">
            <text:p>3.81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domenii ieftine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float" office:value="2.13" calcext:value-type="float">
            <text:p>2.13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pret site de prezent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office:value-type="float" office:value="1.89" calcext:value-type="float">
            <text:p>1.89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string" calcext:value-type="string">
            <text:p>creare websit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4.19" calcext:value-type="float">
            <text:p>4.19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string" calcext:value-type="string">
            <text:p>pret site prezent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1.99" calcext:value-type="float">
            <text:p>1.99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constructie 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2" calcext:value-type="float">
            <text:p>92</text:p>
          </table:table-cell>
          <table:table-cell office:value-type="float" office:value="1.13" calcext:value-type="float">
            <text:p>1.13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site web crear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2.03" calcext:value-type="float">
            <text:p>2.03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site web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1.95" calcext:value-type="float">
            <text:p>1.95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creeaza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1.92" calcext:value-type="float">
            <text:p>1.92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magazin online pret</text:p>
          </table:table-cell>
          <table:table-cell office:value-type="string" calcext:value-type="string">
            <text:p>R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3.52" calcext:value-type="float">
            <text:p>3.52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preturi web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2.09" calcext:value-type="float">
            <text:p>2.09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magazin onlin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site web ploi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office:value-type="float" office:value="2.06" calcext:value-type="float">
            <text:p>2.06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creare website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2.27" calcext:value-type="float">
            <text:p>2.27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pret realiz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2.5" calcext:value-type="float">
            <text:p>2.5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pret site magazin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3.7" calcext:value-type="float">
            <text:p>3.7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string" calcext:value-type="string">
            <text:p>creea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3.7" calcext:value-type="float">
            <text:p>3.7</text:p>
          </table:table-cell>
          <table:table-cell office:value-type="float" office:value="10.17" calcext:value-type="float">
            <text:p>10.17</text:p>
          </table:table-cell>
        </table:table-row>
        <table:table-row table:style-name="ro1">
          <table:table-cell office:value-type="string" calcext:value-type="string">
            <text:p>promovare site pe googl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12.27" calcext:value-type="float">
            <text:p>12.27</text:p>
          </table:table-cell>
          <table:table-cell office:value-type="float" office:value="269.56" calcext:value-type="float">
            <text:p>269.56</text:p>
          </table:table-cell>
        </table:table-row>
        <table:table-row table:style-name="ro1">
          <table:table-cell office:value-type="string" calcext:value-type="string">
            <text:p>promovare site romani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5" calcext:value-type="float">
            <text:p>95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eare magazin online gratis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3.21" calcext:value-type="float">
            <text:p>3.21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office:value-type="string" calcext:value-type="string">
            <text:p>magazin virtual gratui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float" office:value="0.63" calcext:value-type="float">
            <text:p>0.63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creare website pret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7" calcext:value-type="float">
            <text:p>97</text:p>
          </table:table-cell>
          <table:table-cell office:value-type="float" office:value="2.5" calcext:value-type="float">
            <text:p>2.5</text:p>
          </table:table-cell>
          <table:table-cell office:value-type="float" office:value="6.14" calcext:value-type="float">
            <text:p>6.14</text:p>
          </table:table-cell>
        </table:table-row>
        <table:table-row table:style-name="ro1">
          <table:table-cell office:value-type="string" calcext:value-type="string">
            <text:p>realizare magazin onlin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4.43" calcext:value-type="float">
            <text:p>4.43</text:p>
          </table:table-cell>
          <table:table-cell office:value-type="float" office:value="10.13" calcext:value-type="float">
            <text:p>10.13</text:p>
          </table:table-cell>
        </table:table-row>
        <table:table-row table:style-name="ro1">
          <table:table-cell office:value-type="string" calcext:value-type="string">
            <text:p>realizez sit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website fre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ire s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1.79" calcext:value-type="float">
            <text:p>1.79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infiintare firma web desig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site asigurar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e site gratuit onlin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ini web gratuite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 site ieftin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 si pagini web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re site moldova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ma de web design bucuresti</text:p>
          </table:table-cell>
          <table:table-cell office:value-type="string" calcext:value-type="string">
            <text:p>R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Keyword Stats 2019-03-03 at 12_42_54'.A3:'Keyword Stats 2019-03-03 at 12_42_54'.H44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3T12:49:05.197911795</dc:date>
    <meta:editing-duration>PT5M48S</meta:editing-duration>
    <meta:editing-cycles>1</meta:editing-cycles>
    <meta:document-statistic meta:table-count="1" meta:cell-count="3456" meta:object-count="0"/>
    <meta:generator>LibreOffice/5.1.6.2$Linux_X86_64 LibreOffice_project/10m0$Build-2</meta:generator>
  </office:meta>
</office:document-meta>
</file>